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Ubuntu" svg:font-family="Ubuntu" style:font-adornments="Regular" style:font-pitch="variable"/>
    <style:font-face style:name="Ubuntu Mono" svg:font-family="'Ubuntu Mono'" style:font-adornments="Regular" style:font-pitch="fixed"/>
    <style:font-face style:name="Ubuntu1" svg:font-family="Ubuntu" style:font-adornments="Italic" style:font-pitch="variable"/>
    <style:font-face style:name="Ubuntu2" svg:font-family="Ubuntu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style:font-name="Ubuntu2" officeooo:rsid="0034d2e3" officeooo:paragraph-rsid="0034d2e3"/>
    </style:style>
    <style:style style:name="P2" style:family="paragraph" style:parent-style-name="Table_20_Contents">
      <style:paragraph-properties fo:margin-left="1.251cm" fo:margin-right="0cm" fo:margin-top="0.3cm" fo:margin-bottom="0.3cm" style:contextual-spacing="false" fo:text-indent="0cm" style:auto-text-indent="false"/>
      <style:text-properties style:font-name="Ubuntu2" fo:font-size="14pt" style:font-size-asian="14pt" style:font-size-complex="14pt"/>
    </style:style>
    <style:style style:name="P3" style:family="paragraph" style:parent-style-name="Table_20_Contents">
      <style:paragraph-properties fo:margin-left="1.251cm" fo:margin-right="0cm" fo:margin-top="0.3cm" fo:margin-bottom="0.3cm" style:contextual-spacing="false" fo:text-indent="0cm" style:auto-text-indent="false"/>
      <style:text-properties style:font-name="Ubuntu2" fo:font-size="14pt" officeooo:rsid="001cc2d5" officeooo:paragraph-rsid="001cc2d5" style:font-size-asian="14pt" style:font-size-complex="14pt"/>
    </style:style>
    <style:style style:name="P4" style:family="paragraph" style:parent-style-name="Table_20_Contents">
      <style:paragraph-properties fo:margin-left="1.251cm" fo:margin-right="0cm" fo:margin-top="0.3cm" fo:margin-bottom="0.3cm" style:contextual-spacing="false" fo:text-align="start" style:justify-single-word="false" fo:text-indent="0cm" style:auto-text-indent="false"/>
      <style:text-properties style:font-name="Ubuntu2" fo:font-size="14pt" officeooo:rsid="001cc2d5" officeooo:paragraph-rsid="001cc2d5" style:font-size-asian="14pt" style:font-size-complex="14pt"/>
    </style:style>
    <style:style style:name="P5" style:family="paragraph" style:parent-style-name="Table_20_Contents">
      <style:paragraph-properties fo:margin-left="1.251cm" fo:margin-right="0cm" fo:margin-top="0.3cm" fo:margin-bottom="0.3cm" style:contextual-spacing="false" fo:text-align="start" style:justify-single-word="false" fo:text-indent="0cm" style:auto-text-indent="false"/>
      <style:text-properties style:font-name="Ubuntu2" fo:font-size="14pt" officeooo:rsid="002583c8" officeooo:paragraph-rsid="002583c8" style:font-size-asian="14pt" style:font-size-complex="14pt"/>
    </style:style>
    <style:style style:name="P6" style:family="paragraph" style:parent-style-name="Table_20_Contents">
      <style:paragraph-properties fo:margin-left="1.251cm" fo:margin-right="0cm" fo:margin-top="0.3cm" fo:margin-bottom="0.3cm" style:contextual-spacing="false" fo:text-indent="0cm" style:auto-text-indent="false"/>
      <style:text-properties style:font-name="Ubuntu2" fo:font-size="14pt" officeooo:rsid="002751ad" officeooo:paragraph-rsid="002751ad" style:font-size-asian="14pt" style:font-size-complex="14pt"/>
    </style:style>
    <style:style style:name="P7" style:family="paragraph" style:parent-style-name="Table_20_Contents">
      <style:paragraph-properties fo:margin-left="1.251cm" fo:margin-right="0cm" fo:margin-top="0.3cm" fo:margin-bottom="0.3cm" style:contextual-spacing="false" fo:text-indent="0cm" style:auto-text-indent="false"/>
      <style:text-properties style:font-name="Ubuntu2" fo:font-size="14pt" officeooo:rsid="0058a551" officeooo:paragraph-rsid="0058a551" style:font-size-asian="14pt" style:font-size-complex="14pt"/>
    </style:style>
    <style:style style:name="P8" style:family="paragraph" style:parent-style-name="Text_20_body">
      <style:text-properties officeooo:rsid="004e7280" officeooo:paragraph-rsid="004e7280"/>
    </style:style>
    <style:style style:name="P9" style:family="paragraph" style:parent-style-name="Text_20_body">
      <style:text-properties officeooo:rsid="00525831" officeooo:paragraph-rsid="00525831"/>
    </style:style>
    <style:style style:name="P10" style:family="paragraph" style:parent-style-name="Text_20_body">
      <style:text-properties officeooo:rsid="0055df76" officeooo:paragraph-rsid="0055df76"/>
    </style:style>
    <style:style style:name="P11" style:family="paragraph" style:parent-style-name="Text_20_body" style:list-style-name="">
      <style:text-properties officeooo:rsid="003e0593" officeooo:paragraph-rsid="003e0593"/>
    </style:style>
    <style:style style:name="P12" style:family="paragraph" style:parent-style-name="Text_20_body" style:list-style-name="">
      <style:paragraph-properties fo:text-align="center" style:justify-single-word="false"/>
      <style:text-properties officeooo:rsid="0034d2e3" officeooo:paragraph-rsid="0034d2e3"/>
    </style:style>
    <style:style style:name="P13" style:family="paragraph" style:parent-style-name="Text_20_body" style:list-style-name="">
      <style:paragraph-properties fo:text-align="start" style:justify-single-word="false"/>
      <style:text-properties officeooo:rsid="003edd04" officeooo:paragraph-rsid="003edd04"/>
    </style:style>
    <style:style style:name="P14" style:family="paragraph" style:parent-style-name="Text_20_body" style:list-style-name="">
      <style:paragraph-properties fo:text-align="center" style:justify-single-word="false"/>
      <style:text-properties style:font-name="Ubuntu" officeooo:rsid="003edd04" officeooo:paragraph-rsid="003edd04"/>
    </style:style>
    <style:style style:name="P15" style:family="paragraph" style:parent-style-name="Text_20_body" style:list-style-name="">
      <style:paragraph-properties fo:text-align="center" style:justify-single-word="false"/>
      <style:text-properties style:font-name="Ubuntu" officeooo:rsid="0035680a" officeooo:paragraph-rsid="0035680a"/>
    </style:style>
    <style:style style:name="P16" style:family="paragraph" style:parent-style-name="Text_20_body" style:list-style-name="">
      <style:paragraph-properties fo:text-align="center" style:justify-single-word="false"/>
      <style:text-properties style:font-name="Ubuntu" officeooo:rsid="00409bb9" officeooo:paragraph-rsid="00409bb9"/>
    </style:style>
    <style:style style:name="P17" style:family="paragraph" style:parent-style-name="Text_20_body" style:list-style-name="">
      <style:paragraph-properties fo:text-align="center" style:justify-single-word="false"/>
      <style:text-properties style:font-name="Ubuntu" officeooo:rsid="00432186" officeooo:paragraph-rsid="00409bb9"/>
    </style:style>
    <style:style style:name="P18" style:family="paragraph" style:parent-style-name="Text_20_body" style:list-style-name="">
      <style:text-properties officeooo:rsid="0035680a" officeooo:paragraph-rsid="0035680a"/>
    </style:style>
    <style:style style:name="P19" style:family="paragraph" style:parent-style-name="Text_20_body" style:list-style-name="">
      <style:text-properties officeooo:rsid="0035680a" officeooo:paragraph-rsid="00409bb9"/>
    </style:style>
    <style:style style:name="P20" style:family="paragraph" style:parent-style-name="Text_20_body" style:list-style-name="">
      <style:paragraph-properties fo:text-align="center" style:justify-single-word="false"/>
      <style:text-properties officeooo:rsid="0035680a" officeooo:paragraph-rsid="0035680a"/>
    </style:style>
    <style:style style:name="P21" style:family="paragraph" style:parent-style-name="Text_20_body" style:list-style-name="">
      <style:paragraph-properties fo:text-align="center" style:justify-single-word="false"/>
      <style:text-properties officeooo:rsid="0035680a" officeooo:paragraph-rsid="00409bb9"/>
    </style:style>
    <style:style style:name="P22" style:family="paragraph" style:parent-style-name="Text_20_body" style:list-style-name="">
      <style:text-properties officeooo:rsid="00409bb9" officeooo:paragraph-rsid="00409bb9"/>
    </style:style>
    <style:style style:name="P23" style:family="paragraph" style:parent-style-name="Text_20_body" style:list-style-name="">
      <style:paragraph-properties fo:text-align="start" style:justify-single-word="false"/>
      <style:text-properties officeooo:rsid="00409bb9" officeooo:paragraph-rsid="00409bb9"/>
    </style:style>
    <style:style style:name="P24" style:family="paragraph" style:parent-style-name="Text_20_body" style:list-style-name="">
      <style:paragraph-properties fo:text-align="start" style:justify-single-word="false"/>
      <style:text-properties officeooo:rsid="0047d116" officeooo:paragraph-rsid="0047d116"/>
    </style:style>
    <style:style style:name="P25" style:family="paragraph" style:parent-style-name="Text_20_body" style:list-style-name="">
      <style:paragraph-properties fo:text-align="center" style:justify-single-word="false"/>
      <style:text-properties officeooo:rsid="0047d116" officeooo:paragraph-rsid="0047d116"/>
    </style:style>
    <style:style style:name="P26" style:family="paragraph" style:parent-style-name="Heading_20_1" style:master-page-name="Standard">
      <style:paragraph-properties style:page-number="1" fo:break-before="pag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 style:list-style-name="">
      <style:paragraph-properties fo:break-before="page"/>
      <style:text-properties officeooo:rsid="0034d2e3" officeooo:paragraph-rsid="0034d2e3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Ubuntu2" fo:font-size="32pt" fo:font-weight="bold" style:font-size-asian="32pt" style:font-weight-asian="bold" style:font-size-complex="32pt" style:font-weight-complex="bold"/>
    </style:style>
    <style:style style:name="T1" style:family="text">
      <style:text-properties officeooo:rsid="001d7159"/>
    </style:style>
    <style:style style:name="T2" style:family="text">
      <style:text-properties officeooo:rsid="002583c8"/>
    </style:style>
    <style:style style:name="T3" style:family="text">
      <style:text-properties officeooo:rsid="0027ca4d"/>
    </style:style>
    <style:style style:name="T4" style:family="text">
      <style:text-properties officeooo:rsid="002f698b"/>
    </style:style>
    <style:style style:name="T5" style:family="text">
      <style:text-properties style:font-name="Ubuntu"/>
    </style:style>
    <style:style style:name="T6" style:family="text">
      <style:text-properties style:font-name="Ubuntu" officeooo:rsid="003fb76f"/>
    </style:style>
    <style:style style:name="T7" style:family="text">
      <style:text-properties style:font-name="Ubuntu" officeooo:rsid="00409bb9"/>
    </style:style>
    <style:style style:name="T8" style:family="text">
      <style:text-properties style:font-name="Ubuntu" officeooo:rsid="00432186"/>
    </style:style>
    <style:style style:name="T9" style:family="text">
      <style:text-properties style:font-name="Ubuntu" officeooo:rsid="0047d116"/>
    </style:style>
    <style:style style:name="T10" style:family="text">
      <style:text-properties style:font-name="Ubuntu" officeooo:rsid="004b513e"/>
    </style:style>
    <style:style style:name="T11" style:family="text">
      <style:text-properties style:font-name="Ubuntu" officeooo:rsid="004b7009"/>
    </style:style>
    <style:style style:name="T12" style:family="text">
      <style:text-properties style:font-name="Ubuntu" officeooo:rsid="00530489"/>
    </style:style>
    <style:style style:name="T13" style:family="text">
      <style:text-properties officeooo:rsid="0050ab72"/>
    </style:style>
    <style:style style:name="T14" style:family="text">
      <style:text-properties officeooo:rsid="005bab92"/>
    </style:style>
    <style:style style:name="T15" style:family="text">
      <style:text-properties style:font-name="Ubuntu2" fo:font-size="32pt" fo:font-weight="bold" style:font-size-asian="32pt" style:font-weight-asian="bold" style:font-size-complex="32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4.3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816792213088">
          <table:table-cell table:style-name="Table1.A1" office:value-type="string">
            <text:p text:style-name="P4">Zespół</text:p>
          </table:table-cell>
          <table:table-cell table:style-name="Table1.B1" office:value-type="string">
            <text:p text:style-name="P3">Radosław Smoter</text:p>
            <text:p text:style-name="P7">Dawidek Kwarciak</text:p>
          </table:table-cell>
        </table:table-row>
        <table:table-row table:style-name="TableLine94816792236160">
          <table:table-cell table:style-name="Table1.A2" office:value-type="string">
            <text:p text:style-name="P5">Nazwa ćwiczenia</text:p>
          </table:table-cell>
          <table:table-cell table:style-name="Table1.B2" office:value-type="string">
            <text:p text:style-name="P6"/>
          </table:table-cell>
        </table:table-row>
        <table:table-row table:style-name="TableLine94816792298080">
          <table:table-cell table:style-name="Table1.A2" office:value-type="string">
            <text:p text:style-name="P4">Data oddania</text:p>
          </table:table-cell>
          <table:table-cell table:style-name="Table1.B2" office:value-type="string">
            <text:p text:style-name="P2"><text:date style:data-style-name="N36" text:date-value="2022-03-06T14:22:24.825934153" text:fixed="true">6.03.2022</text:date></text:p>
          </table:table-cell>
        </table:table-row>
        <table:table-row table:style-name="TableLine94816792298704">
          <table:table-cell table:style-name="Table1.A2" office:value-type="string">
            <text:p text:style-name="P4">Prowadzący przedmiot</text:p>
          </table:table-cell>
          <table:table-cell table:style-name="Table1.B2" office:value-type="string">
            <text:p text:style-name="P3"><text:span text:style-name="T14">m</text:span>gr <text:span text:style-name="T14">inż.</text:span> <text:span text:style-name="T3">Denys </text:span>Gutenko</text:p>
          </table:table-cell>
        </table:table-row>
        <table:table-row table:style-name="TableLine94816792299520">
          <table:table-cell table:style-name="Table1.A2" office:value-type="string">
            <text:p text:style-name="P4">Ocena</text:p>
          </table:table-cell>
          <table:table-cell table:style-name="Table1.B2" office:value-type="string">
            <text:p text:style-name="P2"/>
          </table:table-cell>
        </table:table-row>
      </table:table>
      <text:p text:style-name="Standard"><draw:frame text:anchor-type="paragraph" draw:z-index="0" draw:name="Shape1" draw:style-name="gr1" draw:text-style-name="P30" svg:width="11.919cm" svg:height="4.396cm" svg:x="2.238cm" svg:y="5.888cm"><draw:text-box><text:p text:style-name="P29"><text:span text:style-name="T15">Modelowanie układów dynamicznych</text:span></text:p></draw:text-box></draw:frame></text:p>
      <text:h text:style-name="P26" text:outline-level="1">Cel ćwiczenia</text:h>
      <text:p text:style-name="P10">Obliczanie współczynników macierzy metodą eliminacji Gaussa.</text:p>
      <text:h text:style-name="P27" text:outline-level="1">Kod<text:span text:style-name="T2">y</text:span> źródłow<text:span text:style-name="T2">e</text:span></text:h>
      <text:p text:style-name="matlab"><text:span text:style-name="keyword1_5f_matlab">clc</text:span>;clear;close <text:span text:style-name="keyword1_5f_matlab">all</text:span>;</text:p>
      <text:p text:style-name="matlab"/>
      <text:p text:style-name="matlab"><text:span text:style-name="comment0_5f_matlab">% The number of the group.</text:span></text:p>
      <text:p text:style-name="matlab">W = <text:span text:style-name="number_5f_matlab">4</text:span>;</text:p>
      <text:p text:style-name="matlab"/>
      <text:p text:style-name="matlab"><text:span text:style-name="comment0_5f_matlab">% The Matrix.</text:span></text:p>
      <text:p text:style-name="matlab"><text:span text:style-name="comment0_5f_matlab">% Coefficients.</text:span></text:p>
      <text:p text:style-name="matlab">A = [</text:p>
      <text:p text:style-name="matlab"><text:s text:c="4"/><text:span text:style-name="number_5f_matlab">1</text:span> - W, <text:s text:c="3"/><text:span text:style-name="number_5f_matlab">2</text:span>+W, <text:s text:c="2"/><text:span text:style-name="number_5f_matlab">3</text:span>;</text:p>
      <text:p text:style-name="matlab"><text:s text:c="4"/><text:span text:style-name="number_5f_matlab">5</text:span> - W/<text:span text:style-name="number_5f_matlab">2</text:span>, <text:s/><text:span text:style-name="number_5f_matlab">6</text:span>, <text:s text:c="4"/><text:span text:style-name="number_5f_matlab">7</text:span> + W/<text:span text:style-name="number_5f_matlab">2</text:span>;</text:p>
      <text:p text:style-name="matlab"><text:s text:c="4"/><text:span text:style-name="number_5f_matlab">8</text:span>, <text:s text:c="7"/><text:span text:style-name="number_5f_matlab">9</text:span> - W, <text:span text:style-name="number_5f_matlab">10</text:span> + W/<text:span text:style-name="number_5f_matlab">2</text:span></text:p>
      <text:p text:style-name="matlab">];</text:p>
      <text:p text:style-name="matlab"><text:span text:style-name="comment0_5f_matlab">% Values.</text:span></text:p>
      <text:p text:style-name="matlab">B = [</text:p>
      <text:p text:style-name="matlab"><text:s text:c="4"/><text:span text:style-name="number_5f_matlab">3</text:span> + W/<text:span text:style-name="number_5f_matlab">2</text:span>;</text:p>
      <text:p text:style-name="matlab"><text:s text:c="4"/><text:span text:style-name="number_5f_matlab">6</text:span>;</text:p>
      <text:p text:style-name="matlab"><text:s text:c="4"/><text:span text:style-name="number_5f_matlab">9</text:span> - W/<text:span text:style-name="number_5f_matlab">2</text:span></text:p>
      <text:p text:style-name="matlab">];</text:p>
      <text:p text:style-name="matlab"/>
      <text:p text:style-name="matlab"><text:span text:style-name="comment0_5f_matlab">% Reference.</text:span></text:p>
      <text:p text:style-name="matlab">C = linsolve(A, B);</text:p>
      <text:p text:style-name="matlab"/>
      <text:p text:style-name="matlab"><text:span text:style-name="comment0_5f_matlab">% Merge matrices A and B.</text:span></text:p>
      <text:p text:style-name="matlab">M = <text:span text:style-name="keyword1_5f_matlab">zeros</text:span>(<text:span text:style-name="number_5f_matlab">3</text:span>,<text:span text:style-name="number_5f_matlab">4</text:span>);</text:p>
      <text:p text:style-name="matlab"/>
      <text:p text:style-name="matlab"><text:span text:style-name="keyword1_5f_matlab">for</text:span> ii=<text:span text:style-name="number_5f_matlab">1</text:span>:<text:span text:style-name="number_5f_matlab">3</text:span></text:p>
      <text:p text:style-name="matlab"><text:s text:c="4"/>M(ii,<text:span text:style-name="number_5f_matlab">1</text:span>:<text:span text:style-name="number_5f_matlab">3</text:span>) = A(ii, :);</text:p>
      <text:p text:style-name="matlab"><text:span text:style-name="keyword1_5f_matlab">end</text:span></text:p>
      <text:p text:style-name="matlab">M(:,<text:span text:style-name="number_5f_matlab">4</text:span>) = B;</text:p>
      <text:p text:style-name="matlab"/>
      <text:p text:style-name="matlab"><text:span text:style-name="comment0_5f_matlab">% Make REF.</text:span></text:p>
      <text:p text:style-name="matlab">M(<text:span text:style-name="number_5f_matlab">2</text:span>,:) = M(<text:span text:style-name="number_5f_matlab">2</text:span>,:) - M(<text:span text:style-name="number_5f_matlab">1</text:span>,:) * (M(<text:span text:style-name="number_5f_matlab">2</text:span>,<text:span text:style-name="number_5f_matlab">1</text:span>) / M(<text:span text:style-name="number_5f_matlab">1</text:span>,<text:span text:style-name="number_5f_matlab">1</text:span>));</text:p>
      <text:p text:style-name="matlab">M(<text:span text:style-name="number_5f_matlab">3</text:span>,:) = M(<text:span text:style-name="number_5f_matlab">3</text:span>,:) - M(<text:span text:style-name="number_5f_matlab">1</text:span>,:) * (M(<text:span text:style-name="number_5f_matlab">3</text:span>,<text:span text:style-name="number_5f_matlab">1</text:span>) / M(<text:span text:style-name="number_5f_matlab">1</text:span>,<text:span text:style-name="number_5f_matlab">1</text:span>));</text:p>
      <text:p text:style-name="matlab">M(<text:span text:style-name="number_5f_matlab">3</text:span>,:) = M(<text:span text:style-name="number_5f_matlab">3</text:span>,:) - M(<text:span text:style-name="number_5f_matlab">2</text:span>,:) * (M(<text:span text:style-name="number_5f_matlab">3</text:span>,<text:span text:style-name="number_5f_matlab">2</text:span>) / M(<text:span text:style-name="number_5f_matlab">2</text:span>,<text:span text:style-name="number_5f_matlab">2</text:span>));</text:p>
      <text:p text:style-name="matlab">M(<text:span text:style-name="number_5f_matlab">1</text:span>,:) = M(<text:span text:style-name="number_5f_matlab">1</text:span>,:) / M(<text:span text:style-name="number_5f_matlab">1</text:span>,<text:span text:style-name="number_5f_matlab">1</text:span>);</text:p>
      <text:p text:style-name="matlab">M(<text:span text:style-name="number_5f_matlab">2</text:span>,:) = M(<text:span text:style-name="number_5f_matlab">2</text:span>,:) / M(<text:span text:style-name="number_5f_matlab">2</text:span>,<text:span text:style-name="number_5f_matlab">2</text:span>);</text:p>
      <text:p text:style-name="matlab">M(<text:span text:style-name="number_5f_matlab">3</text:span>,:) = M(<text:span text:style-name="number_5f_matlab">3</text:span>,:) / M(<text:span text:style-name="number_5f_matlab">3</text:span>,<text:span text:style-name="number_5f_matlab">3</text:span>);</text:p>
      <text:p text:style-name="matlab"><text:span text:style-name="comment0_5f_matlab">% Reduce REF.</text:span></text:p>
      <text:p text:style-name="matlab">M(<text:span text:style-name="number_5f_matlab">2</text:span>,:) = M(<text:span text:style-name="number_5f_matlab">2</text:span>,:) - M(<text:span text:style-name="number_5f_matlab">3</text:span>,:) * (M(<text:span text:style-name="number_5f_matlab">2</text:span>,<text:span text:style-name="number_5f_matlab">3</text:span>) / M(<text:span text:style-name="number_5f_matlab">3</text:span>,<text:span text:style-name="number_5f_matlab">3</text:span>));</text:p>
      <text:p text:style-name="matlab">M(<text:span text:style-name="number_5f_matlab">1</text:span>,:) = M(<text:span text:style-name="number_5f_matlab">1</text:span>,:) - M(<text:span text:style-name="number_5f_matlab">2</text:span>,:) * (M(<text:span text:style-name="number_5f_matlab">1</text:span>,<text:span text:style-name="number_5f_matlab">2</text:span>) / M(<text:span text:style-name="number_5f_matlab">2</text:span>,<text:span text:style-name="number_5f_matlab">2</text:span>));</text:p>
      <text:p text:style-name="matlab">M(<text:span text:style-name="number_5f_matlab">1</text:span>,:) = M(<text:span text:style-name="number_5f_matlab">1</text:span>,:) - M(<text:span text:style-name="number_5f_matlab">3</text:span>,:) * (M(<text:span text:style-name="number_5f_matlab">1</text:span>,<text:span text:style-name="number_5f_matlab">3</text:span>) / M(<text:span text:style-name="number_5f_matlab">3</text:span>,<text:span text:style-name="number_5f_matlab">3</text:span>));</text:p>
      <text:p text:style-name="matlab"/>
      <text:p text:style-name="matlab"><text:span text:style-name="comment0_5f_matlab">% Display the results.</text:span></text:p>
      <text:p text:style-name="matlab"><text:span text:style-name="keyword1_5f_matlab">disp</text:span>('Our results:');</text:p>
      <text:p text:style-name="matlab"><text:span text:style-name="keyword1_5f_matlab">disp</text:span>(M(:,<text:span text:style-name="number_5f_matlab">4</text:span>));</text:p>
      <text:p text:style-name="matlab"><text:span text:style-name="keyword1_5f_matlab">disp</text:span>('Reference <text:span text:style-name="T4">with</text:span> linsolve(A, B):');</text:p>
      <text:p text:style-name="matlab"><text:span text:style-name="keyword1_5f_matlab">disp</text:span>(C);</text:p>
      <text:h text:style-name="P27" text:outline-level="1">Wyniki</text:h>
      <text:p text:style-name="matlab">Our results:</text:p>
      <text:p text:style-name="matlab"><text:s text:c="4"/>1.2500</text:p>
      <text:p text:style-name="matlab"><text:s text:c="4"/>2.0000</text:p>
      <text:p text:style-name="matlab"><text:s text:c="3"/>-1.0833</text:p>
      <text:p text:style-name="matlab"/>
      <text:p text:style-name="matlab">Reference by linsolve(A, B):</text:p>
      <text:p text:style-name="matlab"><text:s text:c="4"/>1.2500</text:p>
      <text:p text:style-name="matlab"><text:s text:c="4"/>2.0000</text:p>
      <text:p text:style-name="matlab"><text:s text:c="3"/>-1.0833</text:p>
      <text:h text:style-name="P28" text:outline-level="1">Opis działania programu.</text:h>
      <text:h text:style-name="P11" text:outline-level="1">Dane są takie macierze:</text:h>
      <text:h text:style-name="P12" text:outline-level="1"><draw:frame draw:style-name="fr1" draw:name="Object1" text:anchor-type="as-char" svg:y="-0.917cm" svg:width="8.29cm" svg:height="1.623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h>
      <text:h text:style-name="P13" text:outline-level="1">Za <text:span text:style-name="T5">zmienną W podstawiamy wartość liczbową grupy zadaniowej </text:span><text:span text:style-name="T5"><draw:frame draw:style-name="fr1" draw:name="Object3" text:anchor-type="as-char" svg:y="-0.377cm" svg:width="1.199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5">.</text:span></text:h>
      <text:h text:style-name="P14" text:outline-level="1"><draw:frame draw:style-name="fr1" draw:name="Object4" text:anchor-type="as-char" svg:y="-0.917cm" svg:width="4.449cm" svg:height="1.623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h>
      <text:h text:style-name="P18" text:outline-level="1">Program <text:span text:style-name="T5">najpierw zamienia dwie macierze, macierz A złożoną z elementów reprezentujących współczynniki równania oraz macierz B, na którą składają się wartości odpowiednich równań, na wspólną macierz reprezentującą te równania.</text:span></text:h>
      <text:h text:style-name="P15" text:outline-level="1"><draw:frame draw:style-name="fr1" draw:name="Object2" text:anchor-type="as-char" svg:y="-0.917cm" svg:width="3.805cm" svg:height="1.62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h>
      <text:h text:style-name="P18" text:outline-level="1"><text:span text:style-name="T5">Następnie dzieli współczynniki równań przez wartości, które przekształcają taką macierz na macierz schodkową (REF). Robi to przez wymnażanie dwóch odpowiednich równań w taki sposób, by ich skrajnie lewe, niezerowe współczynniki można było odjąć od równania znajdującego się niżej </text:span><text:span text:style-name="T6">i wyzerować je</text:span><text:span text:style-name="T5">, a w rezultacie uzyskać nowe równania, które przybliżają do postaci REF macierzy.</text:span></text:h>
      <text:h text:style-name="P22" text:outline-level="1"><text:span text:style-name="T5">Np. </text:span><text:span text:style-name="T8">(wiersz 1)</text:span><text:span text:style-name="T5">:</text:span></text:h>
      <text:h text:style-name="P21" text:outline-level="1"><text:span text:style-name="T5"><draw:frame draw:style-name="fr1" draw:name="Object6" text:anchor-type="as-char" svg:y="-0.4cm" svg:width="4.055cm" svg:height="0.522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<text:s/></text:span></text:h>
      <text:h text:style-name="P19" text:outline-level="1"><text:span text:style-name="T7">Mnożymy przez </text:span><text:span text:style-name="T7"><draw:frame draw:style-name="fr1" draw:name="Object7" text:anchor-type="as-char" svg:y="-0.386cm" svg:width="1.053cm" svg:height="0.508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7">:</text:span></text:h>
      <text:h text:style-name="P16" text:outline-level="1"><draw:frame draw:style-name="fr1" draw:name="Object8" text:anchor-type="as-char" svg:y="-0.4cm" svg:width="4.697cm" svg:height="0.522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h>
      <text:h text:style-name="P23" text:outline-level="1"><text:span text:style-name="T5">Odejmujemy od <text:s/></text:span><text:span text:style-name="T8">wiersza 2 i przypisujemy w miejsce wiersza 2:</text:span></text:h>
      <text:h text:style-name="P17" text:outline-level="1"><draw:frame draw:style-name="fr1" draw:name="Object9" text:anchor-type="as-char" svg:y="-0.4cm" svg:width="3.747cm" svg:height="0.522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h>
      <text:h text:style-name="P17" text:outline-level="1"><draw:frame draw:style-name="fr1" draw:name="Object10" text:anchor-type="as-char" svg:y="-0.4cm" svg:width="6.99cm" svg:height="0.522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h>
      <text:h text:style-name="P24" text:outline-level="1"><text:span text:style-name="T8">O</text:span><text:span text:style-name="T5">trzymujemy:</text:span></text:h>
      <text:h text:style-name="P20" text:outline-level="1"><draw:frame draw:style-name="fr1" draw:name="Object5" text:anchor-type="as-char" svg:y="-0.917cm" svg:width="4.203cm" svg:height="1.623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h>
      <text:h text:style-name="P24" text:outline-level="1">Tak samo postępujemy dla wiersza 3. Następnie dla od wiersza 3 odejmujemy wiersz 2 i otrzymujemy postać schodkową.</text:h>
      <text:h text:style-name="P25" text:outline-level="1"><draw:frame draw:style-name="fr1" draw:name="Object11" text:anchor-type="as-char" svg:y="-0.917cm" svg:width="5.057cm" svg:height="1.623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h>
      <text:h text:style-name="P18" text:outline-level="1"><text:soft-page-break/><text:span text:style-name="T5">Dalej, dzielon</text:span><text:span text:style-name="T9">e</text:span><text:span text:style-name="T5"> są poszczególne wiersze przez najbardziej skrajny lewy i niezerowy element danego wiersza, tak by wynosił on 1, a odpowiadające mu wartości współczynników oraz wyniku samego równania były odpowiednio wyskalowane.</text:span></text:h>
      <text:h text:style-name="P15" text:outline-level="1"><draw:frame draw:style-name="fr1" draw:name="Object12" text:anchor-type="as-char" svg:y="-0.917cm" svg:width="4.851cm" svg:height="1.623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h>
      <text:h text:style-name="P18" text:outline-level="1"><text:span text:style-name="T5">Kolejnym krokiem jest odjęcie od równania wyższego wartości wszystkich kolejnych (znajdujących się niżej w macierzy) </text:span><text:span text:style-name="T10">równań, </text:span><text:span text:style-name="T11">pomnożonych przez taką wartość, by odpowiedni element się wyzerował</text:span><text:span text:style-name="T5">. Operacja powtarza się dla wszystkich wierszy.</text:span></text:h>
      <text:h text:style-name="P15" text:outline-level="1"><draw:frame draw:style-name="fr1" draw:name="Object13" text:anchor-type="as-char" svg:y="-0.917cm" svg:width="4.551cm" svg:height="1.623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h>
      <text:h text:style-name="P27" text:outline-level="1">Wnioski</text:h>
      <text:p text:style-name="P9">Uzyskane wyniki są poprawne, czego dowodzi rozwiązanie osiągnięte za pomocą funkcji linsolve(). Podana metoda działa poprawnie dla zadanego <text:span text:style-name="T12">układu równań. Stąd wiosek, że działa ona dla układu macierzy: macierz kwadratowa oraz macierz kolumnowa (wektor), o ilości wierszy równej ilości wierszy macierzy kwadratowej.</text:span></text:p>
      <text:h text:style-name="P27" text:outline-level="1">Uwagi</text:h>
      <text:p text:style-name="P8">Brak <text:span text:style-name="T13">uwag własnych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Ubuntu" svg:font-family="Ubuntu" style:font-adornments="Regular" style:font-pitch="variable"/>
    <style:font-face style:name="Ubuntu Mono" svg:font-family="'Ubuntu Mono'" style:font-adornments="Regular" style:font-pitch="fixed"/>
    <style:font-face style:name="Ubuntu1" svg:font-family="Ubuntu" style:font-adornments="Italic" style:font-pitch="variable"/>
    <style:font-face style:name="Ubuntu2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/>
      <style:text-properties style:font-name="Ubuntu" fo:font-family="Ubuntu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Ubuntu1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matlab" style:family="paragraph" style:parent-style-name="Text_20_body" style:master-page-name="">
      <loext:graphic-properties draw:fill="none" draw:fill-color="#b2b2b2"/>
      <style:paragraph-properties fo:margin-left="1cm" fo:margin-right="0cm" fo:margin-top="0cm" fo:margin-bottom="0cm" style:contextual-spacing="false" fo:text-indent="0cm" style:auto-text-indent="false" style:page-number="auto" fo:background-color="transparent"/>
      <style:text-properties style:font-name="Ubuntu Mono" fo:font-family="'Ubuntu Mono'" style:font-style-name="Regular" style:font-pitch="fixed"/>
    </style:style>
    <style:style style:name="keyword1_5f_matlab" style:display-name="keyword1_matlab" style:family="text">
      <style:text-properties fo:color="#0000ff" loext:opacity="100%" fo:font-style="normal" fo:font-weight="normal"/>
    </style:style>
    <style:style style:name="comment0_5f_matlab" style:display-name="comment0_matlab" style:family="text">
      <style:text-properties fo:color="#228b22" loext:opacity="100%" fo:font-style="normal" fo:font-weight="normal"/>
    </style:style>
    <style:style style:name="number_5f_matlab" style:display-name="number_matlab" style:family="text">
      <style:text-properties fo:color="#3333ff" loext:opacity="100%" fo:font-style="normal" fo:font-weight="normal"/>
    </style:style>
    <style:style style:name="keyword0_5f_matlab" style:display-name="keyword0_matlab" style:family="text">
      <style:text-properties fo:color="#0000ff" loext:opacity="100%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Ubuntu2" officeooo:rsid="0034d2e3" officeooo:paragraph-rsid="0034d2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Kraków 2022</text:p>
      </style:footer>
    </style:master-page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6T14:14:49.936018549</meta:creation-date>
    <dc:date>2022-03-07T14:21:25.807840360</dc:date>
    <meta:editing-duration>PT1H24M22S</meta:editing-duration>
    <meta:editing-cycles>32</meta:editing-cycles>
    <meta:generator>LibreOffice/7.2.5.2$Linux_X86_64 LibreOffice_project/20$Build-2</meta:generator>
    <meta:document-statistic meta:table-count="1" meta:image-count="0" meta:object-count="13" meta:page-count="9" meta:paragraph-count="89" meta:word-count="448" meta:character-count="2866" meta:non-whitespace-character-count="2427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row>
          <mo fence="true" form="prefix" stretchy="true">[</mo>
          <mrow>
            <mtable>
              <mtr>
                <mtd>
                  <mrow>
                    <mn>1</mn>
                    <mo stretchy="false">−</mo>
                    <mi>W</mi>
                  </mrow>
                </mtd>
                <mtd>
                  <mrow>
                    <mn>2</mn>
                    <mo stretchy="false">+</mo>
                    <mi>W</mi>
                  </mrow>
                </mtd>
                <mtd>
                  <mn>3</mn>
                </mtd>
              </mtr>
              <mtr>
                <mtd>
                  <mrow>
                    <mn>5</mn>
                    <mo stretchy="false">−</mo>
                    <mrow>
                      <mi>W</mi>
                      <mo stretchy="false">/</mo>
                      <mn>2</mn>
                    </mrow>
                  </mrow>
                </mtd>
                <mtd>
                  <mn>6</mn>
                </mtd>
                <mtd>
                  <mrow>
                    <mn>7</mn>
                    <mo stretchy="false">+</mo>
                    <mrow>
                      <mi>W</mi>
                      <mo stretchy="false">/</mo>
                      <mn>2</mn>
                    </mrow>
                  </mrow>
                </mtd>
              </mtr>
              <mtr>
                <mtd>
                  <mn>8</mn>
                </mtd>
                <mtd>
                  <mrow>
                    <mn>9</mn>
                    <mo stretchy="false">−</mo>
                    <mi>W</mi>
                  </mrow>
                </mtd>
                <mtd>
                  <mrow>
                    <mn>10</mn>
                    <mo stretchy="false">+</mo>
                    <mrow>
                      <mi>W</mi>
                      <mo stretchy="false">/</mo>
                      <mn>2</mn>
                    </mrow>
                  </mrow>
                </mtd>
              </mtr>
            </mtable>
          </mrow>
          <mo fence="true" form="postfix" stretchy="true">]</mo>
        </mrow>
      </mrow>
      <mi>,</mi>
      <mrow>
        <mi>B</mi>
        <mo stretchy="false">=</mo>
        <mrow>
          <mo fence="true" form="prefix" stretchy="true">[</mo>
          <mrow>
            <mtable>
              <mtr>
                <mtd>
                  <mrow>
                    <mn>3</mn>
                    <mo stretchy="false">+</mo>
                    <mrow>
                      <mi>W</mi>
                      <mo stretchy="false">/</mo>
                      <mn>2</mn>
                    </mrow>
                  </mrow>
                </mtd>
              </mtr>
              <mtr>
                <mtd>
                  <mn>6</mn>
                </mtd>
              </mtr>
              <mtr>
                <mtd>
                  <mrow>
                    <mn>9</mn>
                    <mo stretchy="false">−</mo>
                    <mrow>
                      <mi>W</mi>
                      <mo stretchy="false">/</mo>
                      <mn>2</mn>
                    </mrow>
                  </mrow>
                </mtd>
              </mtr>
            </mtable>
          </mrow>
          <mo fence="true" form="postfix" stretchy="true">]</mo>
        </mrow>
      </mrow>
    </mrow>
    <annotation encoding="StarMath 5.0"> A = left [ matrix { 

	1-W		# 2+W 	# 3 			##
	5-W/2		# 6		# 7+W/2		##
	8			# 9-W		# 10+W/2
	
} right ],

B = left [ matrix {
	
	3+W/2		##
	6			##
	9-W/2
	
} right ]</annotation>
  </semantics>
</math>
</file>

<file path=Object 10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i>M</mi>
      </mrow>
      <mrow>
        <mrow>
          <mo fence="true" form="prefix" stretchy="false">(</mo>
          <mrow>
            <mn>2</mn>
          </mrow>
          <mo fence="true" form="postfix" stretchy="false">)</mo>
        </mrow>
        <mo stretchy="false">−</mo>
        <mi>M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true">[</mo>
          <mrow>
            <mtable>
              <mtr>
                <mtd>
                  <mn>0</mn>
                </mtd>
                <mtd>
                  <mn>12</mn>
                </mtd>
                <mtd>
                  <mn>12</mn>
                </mtd>
                <mtd>
                  <mn>11</mn>
                </mtd>
              </mtr>
            </mtable>
          </mrow>
          <mo fence="true" form="postfix" stretchy="true">]</mo>
        </mrow>
      </mrow>
    </mrow>
    <annotation encoding="StarMath 5.0">M( 2 ) = M( 2 ) - M( 1 ) = left [ matrix {

	0		# 12		# 12		# 11

} right ]</annotation>
  </semantics>
</math>
</file>

<file path=Object 11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row>
                  <mo stretchy="false">−</mo>
                  <mn>3</mn>
                </mrow>
              </mtd>
              <mtd>
                <mn>6</mn>
              </mtd>
              <mtd>
                <mn>3</mn>
              </mtd>
              <mtd>
                <mn>5</mn>
              </mtd>
            </mtr>
            <mtr>
              <mtd>
                <mn>0</mn>
              </mtd>
              <mtd>
                <mn>12</mn>
              </mtd>
              <mtd>
                <mn>12</mn>
              </mtd>
              <mtd>
                <mn>11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1.0833</mn>
              </mtd>
            </mtr>
          </mtable>
        </mrow>
        <mo fence="true" form="postfix" stretchy="true">]</mo>
      </mrow>
    </mrow>
    <annotation encoding="StarMath 5.0">M = left [ matrix { 

	-3		# 6 		# 3 		# 5		##
	0		# 12		# 12		# 11		##
	0		# 0		# -1		# 1.0833
	
} right ]</annotation>
  </semantics>
</math>
</file>

<file path=Object 12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n>1</mn>
              </mtd>
              <mtd>
                <mrow>
                  <mo stretchy="false">−</mo>
                  <mn>2</mn>
                </mrow>
              </mtd>
              <mtd>
                <mn>1</mn>
              </mtd>
              <mtd>
                <mrow>
                  <mo stretchy="false">−</mo>
                  <mn>1.667</mn>
                </mrow>
              </mtd>
            </mtr>
            <mtr>
              <mtd>
                <mn>0</mn>
              </mtd>
              <mtd>
                <mn>1</mn>
              </mtd>
              <mtd>
                <mn>1</mn>
              </mtd>
              <mtd>
                <mn>0.9167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row>
                  <mo stretchy="false">−</mo>
                  <mn>1.0833</mn>
                </mrow>
              </mtd>
            </mtr>
          </mtable>
        </mrow>
        <mo fence="true" form="postfix" stretchy="true">]</mo>
      </mrow>
    </mrow>
    <annotation encoding="StarMath 5.0">M = left [ matrix { 

	1		# -2 		# 1 		# -1.667		##
	0		# 1		# 1		# 0.9167		##
	0		# 0		# 1		# -1.0833
	
} right ]</annotation>
  </semantics>
</math>
</file>

<file path=Object 13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1.2500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2.0000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row>
                  <mo stretchy="false">−</mo>
                  <mn>1.0833</mn>
                </mrow>
              </mtd>
            </mtr>
          </mtable>
        </mrow>
        <mo fence="true" form="postfix" stretchy="true">]</mo>
      </mrow>
    </mrow>
    <annotation encoding="StarMath 5.0">M = left [ matrix { 

	1		# 0 		# 0 		# 1.25000		##
	0		# 1		# 0		# 2.00000		##
	0		# 0		# 1		# -1.0833
	
} right ]</annotation>
  </semantics>
</math>
</file>

<file path=Object 2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row>
                  <mo stretchy="false">−</mo>
                  <mn>3</mn>
                </mrow>
              </mtd>
              <mtd>
                <mn>6</mn>
              </mtd>
              <mtd>
                <mn>3</mn>
              </mtd>
              <mtd>
                <mn>5</mn>
              </mtd>
            </mtr>
            <mtr>
              <mtd>
                <mn>3</mn>
              </mtd>
              <mtd>
                <mn>6</mn>
              </mtd>
              <mtd>
                <mn>9</mn>
              </mtd>
              <mtd>
                <mn>6</mn>
              </mtd>
            </mtr>
            <mtr>
              <mtd>
                <mn>8</mn>
              </mtd>
              <mtd>
                <mn>5</mn>
              </mtd>
              <mtd>
                <mn>12</mn>
              </mtd>
              <mtd>
                <mn>7</mn>
              </mtd>
            </mtr>
          </mtable>
        </mrow>
        <mo fence="true" form="postfix" stretchy="true">]</mo>
      </mrow>
    </mrow>
    <annotation encoding="StarMath 5.0">M = left [ matrix { 

	-3		# 6 		# 3 		# 5		##
	3		# 6		# 9		# 6		##
	8		# 5		# 12		# 7
	
} right ]</annotation>
  </semantics>
</math>
</file>

<file path=Object 3/content.xml><?xml version="1.0" encoding="utf-8"?>
<math xmlns="http://www.w3.org/1998/Math/MathML" display="block">
  <semantics>
    <mrow>
      <mi>W</mi>
      <mo stretchy="false">=</mo>
      <mn>4</mn>
    </mrow>
    <annotation encoding="StarMath 5.0">W=4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row>
          <mo fence="true" form="prefix" stretchy="true">[</mo>
          <mrow>
            <mtable>
              <mtr>
                <mtd>
                  <mrow>
                    <mo stretchy="false">−</mo>
                    <mn>3</mn>
                  </mrow>
                </mtd>
                <mtd>
                  <mn>6</mn>
                </mtd>
                <mtd>
                  <mn>3</mn>
                </mtd>
              </mtr>
              <mtr>
                <mtd>
                  <mn>3</mn>
                </mtd>
                <mtd>
                  <mn>6</mn>
                </mtd>
                <mtd>
                  <mn>9</mn>
                </mtd>
              </mtr>
              <mtr>
                <mtd>
                  <mn>8</mn>
                </mtd>
                <mtd>
                  <mn>7</mn>
                </mtd>
                <mtd>
                  <mn>12</mn>
                </mtd>
              </mtr>
            </mtable>
          </mrow>
          <mo fence="true" form="postfix" stretchy="true">]</mo>
        </mrow>
      </mrow>
      <mi>,</mi>
      <mrow>
        <mi>B</mi>
        <mo stretchy="false">=</mo>
        <mrow>
          <mo fence="true" form="prefix" stretchy="true">[</mo>
          <mrow>
            <mtable>
              <mtr>
                <mtd>
                  <mn>5</mn>
                </mtd>
              </mtr>
              <mtr>
                <mtd>
                  <mn>6</mn>
                </mtd>
              </mtr>
              <mtr>
                <mtd>
                  <mn>7</mn>
                </mtd>
              </mtr>
            </mtable>
          </mrow>
          <mo fence="true" form="postfix" stretchy="true">]</mo>
        </mrow>
      </mrow>
    </mrow>
    <annotation encoding="StarMath 5.0"> A = left [ matrix { 

	-3			# 6	 	# 3 			##
	3			# 6		# 9			##
	8			# 7		# 12
	
} right ],

B = left [ matrix {
	
		5		##
		6		##
		7
	
} right ]</annotation>
  </semantics>
</math>
</file>

<file path=Object 5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row>
                  <mo stretchy="false">−</mo>
                  <mn>3</mn>
                </mrow>
              </mtd>
              <mtd>
                <mn>6</mn>
              </mtd>
              <mtd>
                <mn>3</mn>
              </mtd>
              <mtd>
                <mn>5</mn>
              </mtd>
            </mtr>
            <mtr>
              <mtd>
                <mn>0</mn>
              </mtd>
              <mtd>
                <mn>12</mn>
              </mtd>
              <mtd>
                <mn>12</mn>
              </mtd>
              <mtd>
                <mn>11</mn>
              </mtd>
            </mtr>
            <mtr>
              <mtd>
                <mn>8</mn>
              </mtd>
              <mtd>
                <mn>5</mn>
              </mtd>
              <mtd>
                <mn>12</mn>
              </mtd>
              <mtd>
                <mn>7</mn>
              </mtd>
            </mtr>
          </mtable>
        </mrow>
        <mo fence="true" form="postfix" stretchy="true">]</mo>
      </mrow>
    </mrow>
    <annotation encoding="StarMath 5.0">M = left [ matrix { 

	-3		# 6 		# 3 		# 5		##
	0		# 12		# 12		# 11		##
	8		# 5		# 12		# 7
	
} right ]</annotation>
  </semantics>
</math>
</file>

<file path=Object 6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true">[</mo>
          <mrow>
            <mtable>
              <mtr>
                <mtd>
                  <mrow>
                    <mo stretchy="false">−</mo>
                    <mn>3</mn>
                  </mrow>
                </mtd>
                <mtd>
                  <mn>6</mn>
                </mtd>
                <mtd>
                  <mn>3</mn>
                </mtd>
                <mtd>
                  <mn>5</mn>
                </mtd>
              </mtr>
            </mtable>
          </mrow>
          <mo fence="true" form="postfix" stretchy="true">]</mo>
        </mrow>
      </mrow>
    </mrow>
    <annotation encoding="StarMath 5.0">M( 1 ) = left [ matrix { 

	-3		# 6 		# 3 		# 5
	
} right ]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o stretchy="false">−</mo>
          <mn>1</mn>
        </mrow>
      </mrow>
      <mo fence="true" form="postfix" stretchy="false">)</mo>
    </mrow>
    <annotation encoding="StarMath 5.0">( -1 )</annotation>
  </semantics>
</math>
</file>

<file path=Object 8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true">[</mo>
          <mrow>
            <mtable>
              <mtr>
                <mtd>
                  <mn>3</mn>
                </mtd>
                <mtd>
                  <mrow>
                    <mo stretchy="false">−</mo>
                    <mn>6</mn>
                  </mrow>
                </mtd>
                <mtd>
                  <mrow>
                    <mo stretchy="false">−</mo>
                    <mn>3</mn>
                  </mrow>
                </mtd>
                <mtd>
                  <mrow>
                    <mo stretchy="false">−</mo>
                    <mn>5</mn>
                  </mrow>
                </mtd>
              </mtr>
            </mtable>
          </mrow>
          <mo fence="true" form="postfix" stretchy="true">]</mo>
        </mrow>
      </mrow>
    </mrow>
    <annotation encoding="StarMath 5.0">M( 1 ) = left [ matrix { 

	3		# -6 		# -3 		# -5
	
} right ]</annotation>
  </semantics>
</math>
</file>

<file path=Object 9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true">[</mo>
          <mrow>
            <mtable>
              <mtr>
                <mtd>
                  <mn>3</mn>
                </mtd>
                <mtd>
                  <mn>6</mn>
                </mtd>
                <mtd>
                  <mn>9</mn>
                </mtd>
                <mtd>
                  <mn>6</mn>
                </mtd>
              </mtr>
            </mtable>
          </mrow>
          <mo fence="true" form="postfix" stretchy="true">]</mo>
        </mrow>
      </mrow>
    </mrow>
    <annotation encoding="StarMath 5.0">M( 2 ) = left [ matrix { 

	3		# 6		# 9		# 6
	
} right ]</annotation>
  </semantics>
</math>
</file>